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Standard">
      <style:text-properties style:font-name="Anonymous Pro"/>
    </style:style>
    <style:style style:name="P5" style:family="paragraph" style:parent-style-name="Standard">
      <style:text-properties style:font-name="Anonymous Pro" fo:font-size="12pt" style:font-name-asian="Anonymous Pro" style:font-size-asian="12pt" style:font-name-complex="Anonymous Pro" style:font-size-complex="12pt"/>
    </style:style>
    <style:style style:name="P6" style:family="paragraph" style:parent-style-name="Standard">
      <style:text-properties style:font-name="Anonymous Pro" fo:font-size="12pt" style:font-size-asian="12pt" style:font-size-complex="12pt"/>
    </style:style>
    <style:style style:name="P7" style:family="paragraph" style:parent-style-name="Standard">
      <style:text-properties style:font-name="Anonymous Pro" fo:font-size="14pt" style:font-name-asian="Anonymous Pro" style:font-size-asian="14pt" style:font-name-complex="Anonymous Pro" style:font-size-complex="14pt"/>
    </style:style>
    <style:style style:name="P8" style:family="paragraph" style:parent-style-name="Standard">
      <style:text-properties fo:color="#000000" style:font-name="Anonymous Pro" fo:font-size="12pt" fo:font-weight="bold" style:font-name-asian="Anonymous Pro" style:font-size-asian="12pt" style:font-weight-asian="bold" style:font-name-complex="Anonymous Pro" style:font-size-complex="12pt" style:font-weight-complex="bold"/>
    </style:style>
    <style:style style:name="P9" style:family="paragraph" style:parent-style-name="Text_20_body">
      <style:paragraph-properties fo:text-align="center" style:justify-single-word="false"/>
      <style:text-properties fo:font-size="12pt" style:font-size-asian="12pt" style:font-size-complex="12pt"/>
    </style:style>
    <style:style style:name="P10" style:family="paragraph" style:parent-style-name="Text_20_body">
      <style:text-properties style:font-name="Times New Roman"/>
    </style:style>
    <style:style style:name="P11" style:family="paragraph" style:parent-style-name="code">
      <style:text-properties fo:font-weight="bold"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size-asian="12pt" style:font-size-complex="12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fo:font-weight="bold" style:font-name-asian="Anonymous Pro" style:font-size-asian="12pt" style:font-weight-asian="bold" style:font-name-complex="Anonymous Pro" style:font-size-complex="12pt" style:font-weight-complex="bold"/>
    </style:style>
    <style:style style:name="P18" style:family="paragraph" style:parent-style-name="code">
      <style:text-properties style:font-name="Times New Roman"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fo:font-weight="bold" style:font-name-asian="Anonymous Pro" style:font-size-asian="12pt" style:font-weight-asian="bold" style:font-name-complex="Anonymous Pro" style:font-size-complex="12pt" style:font-weight-complex="bold"/>
    </style:style>
    <style:style style:name="P20" style:family="paragraph" style:parent-style-name="Text_20_body">
      <style:text-properties style:font-name="Times New Roman"/>
    </style:style>
    <style:style style:name="P21" style:family="paragraph" style:parent-style-name="Text_20_body">
      <style:paragraph-properties fo:margin-left="0cm" fo:margin-right="0cm" fo:text-indent="0cm" style:auto-text-indent="false" fo:padding="0.049cm" fo:border="0.002cm solid #000000" style:shadow="none"/>
      <style:text-properties style:font-name="Times New Roman" fo:font-size="10pt" style:font-size-asian="10pt" style:font-size-complex="10pt"/>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2"/>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00ff" fo:font-size="12pt" fo:font-weight="bold" style:font-name-asian="Anonymous Pro" style:font-size-asian="12pt" style:font-weight-asian="bold" style:font-name-complex="Anonymous Pro" style:font-size-complex="12pt"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bold" style:font-name-asian="Anonymous Pro" style:font-weight-asian="bold" style:font-name-complex="Anonymous Pro" style:font-weight-complex="bold"/>
    </style:style>
    <style:style style:name="T14" style:family="text">
      <style:text-properties fo:color="#000000" style:font-name="Anonymous Pro" fo:font-weight="bold" style:font-name-asian="Anonymous Pro" style:font-weight-asian="bold" style:font-name-complex="Anonymous Pro" style:font-weight-complex="bold"/>
    </style:style>
    <style:style style:name="T15" style:family="text">
      <style:text-properties fo:color="#000000" style:font-name="Anonymous Pro" style:font-name-asian="Anonymous Pro" style:font-name-complex="Anonymous Pro"/>
    </style:style>
    <style:style style:name="T16" style:family="text">
      <style:text-properties fo:color="#000000" fo:font-style="italic" style:font-style-asian="italic" style:font-style-complex="italic"/>
    </style:style>
    <style:style style:name="T17" style:family="text">
      <style:text-properties fo:color="#000000" style:font-name-asian="Anonymous Pro" style:font-name-complex="Anonymous Pro"/>
    </style:style>
    <style:style style:name="T18" style:family="text">
      <style:text-properties fo:color="#000000" fo:font-size="12pt" style:font-name-asian="Anonymous Pro" style:font-size-asian="12pt" style:font-name-complex="Anonymous Pro" style:font-size-complex="12pt"/>
    </style:style>
    <style:style style:name="T19" style:family="text">
      <style:text-properties fo:color="#000000" fo:font-size="12pt" fo:font-weight="bold" style:font-name-asian="Anonymous Pro" style:font-size-asian="12pt" style:font-weight-asian="bold" style:font-name-complex="Anonymous Pro" style:font-size-complex="12pt" style:font-weight-complex="bold"/>
    </style:style>
    <style:style style:name="T20" style:family="text">
      <style:text-properties fo:color="#000000" fo:font-size="12pt" fo:font-weight="bold" style:font-size-asian="12pt" style:font-weight-asian="bold" style:font-size-complex="12pt" style:font-weight-complex="bold"/>
    </style:style>
    <style:style style:name="T21" style:family="text">
      <style:text-properties fo:color="#000000" fo:font-size="12pt" style:font-size-asian="12pt" style:font-size-complex="12pt"/>
    </style:style>
    <style:style style:name="T22" style:family="text">
      <style:text-properties fo:color="#ff8040" fo:font-weight="bold" style:font-weight-asian="bold" style:font-weight-complex="bold"/>
    </style:style>
    <style:style style:name="T23" style:family="text">
      <style:text-properties fo:color="#ff8040" fo:font-size="12pt" fo:font-weight="bold" style:font-size-asian="12pt" style:font-weight-asian="bold" style:font-size-complex="12pt" style:font-weight-complex="bold"/>
    </style:style>
    <style:style style:name="T24" style:family="text">
      <style:text-properties fo:color="#ff8000" fo:font-weight="bold" style:font-weight-asian="bold" style:font-weight-complex="bold"/>
    </style:style>
    <style:style style:name="T25" style:family="text">
      <style:text-properties fo:color="#3f7f5f" fo:font-style="italic" style:font-style-asian="italic" style:font-style-complex="italic"/>
    </style:style>
    <style:style style:name="T26" style:family="text">
      <style:text-properties fo:color="#3f7f5f" fo:font-style="italic" style:font-name-asian="Anonymous Pro" style:font-style-asian="italic" style:font-name-complex="Anonymous Pro" style:font-style-complex="italic"/>
    </style:style>
    <style:style style:name="T27" style:family="text">
      <style:text-properties fo:color="#3f7f5f" style:font-name="Anonymous Pro" fo:font-style="italic" style:font-name-asian="Anonymous Pro" style:font-style-asian="italic" style:font-name-complex="Anonymous Pro" style:font-style-complex="italic"/>
    </style:style>
    <style:style style:name="T28" style:family="text">
      <style:text-properties fo:color="#3f7f5f" style:text-underline-style="solid" style:text-underline-width="auto" style:text-underline-color="font-color" fo:font-weight="bold" style:font-weight-asian="bold" style:font-weight-complex="bold"/>
    </style:style>
    <style:style style:name="T29" style:family="text">
      <style:text-properties fo:color="#008000"/>
    </style:style>
    <style:style style:name="T30" style:family="text">
      <style:text-properties fo:color="#008000" fo:font-weight="bold" style:font-weight-asian="bold" style:font-weight-complex="bold"/>
    </style:style>
    <style:style style:name="T31" style:family="text">
      <style:text-properties fo:color="#644632"/>
    </style:style>
    <style:style style:name="T32" style:family="text">
      <style:text-properties fo:color="#00a200"/>
    </style:style>
    <style:style style:name="T33" style:family="text">
      <style:text-properties fo:color="#00a200" fo:font-size="12pt" style:font-size-asian="12pt" style:font-size-complex="12pt"/>
    </style:style>
    <style:style style:name="T34" style:family="text">
      <style:text-properties fo:color="#ff0000"/>
    </style:style>
    <style:style style:name="T35" style:family="text">
      <style:text-properties style:font-name="Times New Roman"/>
    </style:style>
    <style:style style:name="T36" style:family="text">
      <style:text-properties style:font-name="Times New Roman"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Sergey Strukov 2014, version 1.00</text:p>
      <text:p text:style-name="P9"/>
      <text:p text:style-name="P9">Copyright <text:span text:style-name="T1">©</text:span> 2014 Sergey Strukov. All rights reserved.</text:p>
      <text:p text:style-name="P9">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text:span text:style-name="T3">CCore</text:span><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to download and run an image using the TFTP protocol from the host PC. Here is the script to do so:</text:span></text:p>
      <text:p text:style-name="P18">uenvcmd=setenv ipaddr 192.168.99.10;setenv serverip 192.168.99.1;tftpboot 81000000 bootfile;go 81000000</text:p>
      <text:p text:style-name="P10">The first IP address is the address of the board itself. The second is the IP address of the TFTP server. <text:span text:style-name="T3">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the board. It will download and run the image from the host PC using the TFTP protocol.</text:p>
      <text:p text:style-name="P10">You may also boot the board from a standalone SD memory card. All you need is a memory card, this card must contain an active FAT partition with these three files in the root directory. Insert the card into the card pocket on the device and turn the power on.</text:p>
      <text:p text:style-name="P10">The most convenient way to run a raw image from an MMC card is to use the following script:</text:p>
      <text:p text:style-name="P21">uenvcmd=fatload mmc ${mmcdev}:1 81000000 /bootfile;go 81000000</text:p>
      <text:p text:style-name="P10">This script loads the file <text:span text:style-name="T5">bootfile</text:span> in the root directory from the first partition of the boot MMC device to the address 81000000h, then starts execution from the address 81000000h. </text:p>
      <text:h text:style-name="Heading_20_2" text:outline-level="2">2. Building a CCore application.</text:h>
      <text:p text:style-name="P10">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10">Here is the target files layout:</text:p>
      <text:p text:style-name="P11">CCore</text:p>
      <text:p text:style-name="code"><text:s text:c="2"/>...</text:p>
      <text:p text:style-name="P11">obj</text:p>
      <text:p text:style-name="code"><text:s text:c="2"/>...</text:p>
      <text:p text:style-name="code"><text:span text:style-name="T5">sysroot</text:span> <text:s/></text:p>
      <text:p text:style-name="code"><text:soft-page-break/><text:s text:c="2"/><text:span text:style-name="T5">lib</text:span></text:p>
      <text:p text:style-name="code"><text:s text:c="4"/>...</text:p>
      <text:p text:style-name="code"><text:s text:c="2"/><text:span text:style-name="T5">obj</text:span></text:p>
      <text:p text:style-name="code"><text:s text:c="4"/>...</text:p>
      <text:p text:style-name="code"><text:s text:c="2"/><text:span text:style-name="T5">src</text:span></text:p>
      <text:p text:style-name="code"><text:s text:c="4"/>...</text:p>
      <text:p text:style-name="code"><text:s text:c="2"/><text:span text:style-name="T5">usr</text:span></text:p>
      <text:p text:style-name="code"><text:s text:c="4"/>...</text:p>
      <text:p text:style-name="code"><text:s text:c="2"/>Makefile</text:p>
      <text:p text:style-name="P11">test</text:p>
      <text:p text:style-name="code"><text:s text:c="2"/>...</text:p>
      <text:p text:style-name="P11">test-obj</text:p>
      <text:p text:style-name="code"><text:s text:c="2"/>...</text:p>
      <text:p text:style-name="P11">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text:p>
      <text:p text:style-name="P10">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10">The following is the step-by-step description of the <text:span text:style-name="T5">CCore</text:span> deployment on <text:span text:style-name="T5">Windows64</text:span> and <text:span text:style-name="T5">cygwin64</text:span>.</text:p>
      <text:p text:style-name="P10">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PC using the TFTP protocol. If you wish to start the Linux again, you have to download and run the image with the single command </text:p>
      <text:p text:style-name="code"><text:tab/>mov pc, lr</text:p>
      <text:p text:style-name="P10">You may prepare such image using assembler, linker and <text:span text:style-name="T5">ELFtoUboot</text:span> converter. Just remember, that the image base and the entry point is <text:span text:style-name="T7">8100'0000h</text:span>.</text:p>
      <text:p text:style-name="P10">The next step is to configure and run a TFTP server on the host PC. You may use the <text:soft-page-break/>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10">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Include it to the <text:span text:style-name="T5">cygwin</text:span> search path. This place is used to store host utilities. Finally, obtain and unpack the <text:span text:style-name="T5">CCore</text:span> release. Do it under your home directory, avoid file and directory names with the space. Go to the <text:span text:style-name="T5">CCore</text:span> root directory. <text:s/>Change the host target name to the <text:span text:style-name="T5">WIN64</text:span><text:span text:style-name="T6">:</text:span></text:p>
      <text:p text:style-name="code">CCORE_TARGET = WIN32</text:p>
      <text:p text:style-name="code"><text:s text:c="2"/>change to</text:p>
      <text:p text:style-name="code">CCORE_TARGET = WIN64</text:p>
      <text:p text:style-name="P10">You are ready to build the host <text:span text:style-name="T5">CCore</text:span> library and tools. Just issue the command <text:span text:style-name="T5">make</text:span> in the <text:span text:style-name="T5">CCore</text:span> root directory from the <text:span text:style-name="T5">cygwin64</text:span> console (not the <text:span text:style-name="T5">Windows</text:span> console).</text:p>
      <text:p text:style-name="P10">The next step is to build the cross-toolchain. The simplest way is to get it from the <text:span text:style-name="T5">github</text:span> repository <text:a xlink:type="simple" xlink:href="https://github.com/SergeyStrukov/CCoreOpt-Beagle">https://github.com/SergeyStrukov/CCoreOpt-Beagle</text:a>. Or you can build it yourself, but the process is tedious. You will need the subdirectory <text:span text:style-name="T5">sysroot</text:span> during the build process. You may also find a build brief in the subdirectory <text:span text:style-name="T5">tools/HowToBuild</text:span>.</text:p>
      <text:p text:style-name="P10">Once you have the cross-toolchain ready, you can build the target <text:span text:style-name="T5">CCore</text:span> library and tools. Go to the target directory <text:span text:style-name="T3">CCORE_ROOT/Target/BeagleBoneBlack</text:span>. Check the tool paths in the file <text:span text:style-name="T5">Makefile.tools</text:span>. To build the <text:span text:style-name="T5">CCore</text:span> just issue the command <text:span text:style-name="T5">make</text:span>. To build tools go to the subdirectory <text:span text:style-name="T5">tools</text:span> and issue the command <text:span text:style-name="T5">make</text:span><text:span text:style-name="T6"> in each tool subdirectory</text:span>. You are done.</text:p>
      <text:p text:style-name="P10">When everything is ready you can build and run <text:span text:style-name="T5">CCore</text:span> applications on the board. There are two ways to run a built application. The result of the linker stage is an ELF file. You can convert it to a raw image and download and run using a TFTP server as described above. The utility <text:span text:style-name="T5">ELFtoUboot</text:span> should be called as following:</text:p>
      <text:p text:style-name="code">ELFtoUboot.exe &lt;ELF-file&gt; &lt;boot-file&gt;</text:p>
      <text:p text:style-name="P10">Or you can run the PTP boot server on the board. This server is built in the directory <text:span text:style-name="T5">tools/BootServer</text:span>. You can run it using the first method. Then you can use the boot client (<text:span text:style-name="T5">tools/Boot</text:span>) to boot an ELF file:</text:p>
      <text:p text:style-name="code">BeagleBoot.exe r 192.168.99.10 &lt;ELF-file&gt;</text:p>
      <text:p text:style-name="P10">Both <text:span text:style-name="T5">CCore-ELFtoUboot.exe</text:span> and <text:span text:style-name="T5">CCore-BeagleBoot.exe</text:span> are created in your <text:span text:style-name="T5">HOME/bin</text:span> directory. The IP address is hardcoded in the boot server, so if you wish to use another one, change <text:span text:style-name="T5">tools/BootServer/main.cpp</text:span> and rebuild the boot server.</text:p>
      <text:p text:style-name="P10">This target starts the user code not from the function <text:span text:style-name="T5">main()</text:span>, as usual, but from the function <text:span text:style-name="T5">before_main()</text:span>. You may use this function to setup a proper hardware environment and then call the function <text:span text:style-name="T5">main()</text:span>. See the file <text:span text:style-name="T5">test/main.cpp</text:span> for an example.</text:p>
      <text:p text:style-name="P10"/>
      <text:h text:style-name="Heading_20_2" text:outline-level="2">3. Hardware resource utilization.</text:h>
      <text:p text:style-name="P10"><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text:soft-page-break/>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egions.</text:p>
      <text:p text:style-name="P10">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egions with different usage purpose. The first region <text:span text:style-name="T7">0x8000'0000-0x8080'0000</text:span> is reserved for the video-memory. It has no-cache attributes. The next region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p text:style-name="P10">The following on-chip devices are reserved for the system usage and should not be touched by any other software entities: <text:span text:style-name="T5">GPIO1</text:span>, <text:span text:style-name="T5">DMTimer2</text:span>, <text:span text:style-name="T5">DMTimer4</text:span>, <text:span text:style-name="T5">WDTimer</text:span>, <text:span text:style-name="T5">INTC</text:span> (interrupt controller). You may use only functions, provided by the target to work with these devices.</text:p>
      <text:p text:style-name="P10">The following on-chip devices must be used under the <text:span text:style-name="T5">ControlMutex</text:span> protection: <text:span text:style-name="T5">PRMC</text:span> and <text:span text:style-name="T5">Control Module</text:span>. The mutex is declared in the file <text:span text:style-name="T5">dev/DevControlMutex.h</text:span>.</text:p>
      <text:p text:style-name="P12"><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2"/>
      <text:p text:style-name="P14">/* global ControlMutex */</text:p>
      <text:p text:style-name="P12"/>
      <text:p text:style-name="P12"><text:span text:style-name="T9">extern</text:span><text:span text:style-name="T11"> </text:span><text:span text:style-name="T22">Mutex</text:span><text:span text:style-name="T11"> </text:span><text:span text:style-name="T24">ControlMutex</text:span><text:span text:style-name="T12">;</text:span></text:p>
      <text:p text:style-name="P12"/>
      <text:p text:style-name="P12"><text:span text:style-name="T12">}</text:span><text:span text:style-name="T11"> </text:span><text:span text:style-name="T25">// namespace Dev</text:span></text:p>
      <text:p text:style-name="P15"><text:span text:style-name="T14">}</text:span><text:span text:style-name="T15"> </text:span><text:span text:style-name="T27">// namespace CCore</text:span></text:p>
      <text:h text:style-name="Heading_20_2" text:outline-level="2"/>
      <text:h text:style-name="Heading_20_2" text:outline-level="2">4. Hardware support classes.</text:h>
      <text:p text:style-name="P10">The target contains several classes to work with peripheral devices.</text:p>
      <text:h text:style-name="Heading_20_3" text:outline-level="3">4.1 RegRW – read/write registers (dev/DevRW.h).</text:h>
      <text:p text:style-name="P10">The class <text:span text:style-name="T5">RegRW</text:span> should be used to read/write registers. It can be used along or with <text:span text:style-name="T5">Regen</text:span>-generated bar-classes.</text:p>
      <text:p text:style-name="P5"><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2"/>
      <text:p text:style-name="P12"><text:soft-page-break/><text:span text:style-name="T28">/* types */</text:span><text:span text:style-name="T11"> <text:s/></text:span></text:p>
      <text:p text:style-name="P12"/>
      <text:p text:style-name="P12"><text:span text:style-name="T9">using</text:span><text:span text:style-name="T12"> </text:span><text:span text:style-name="T30">AddressType</text:span><text:span text:style-name="T12"> = </text:span><text:span text:style-name="T30">uint32</text:span><text:span text:style-name="T12"> ;</text:span></text:p>
      <text:p text:style-name="P16"><text:s/></text:p>
      <text:p text:style-name="P12"><text:span text:style-name="T28">/* classes */</text:span><text:span text:style-name="T11"> </text:span></text:p>
      <text:p text:style-name="P12"/>
      <text:p text:style-name="P12"><text:span text:style-name="T9">class</text:span><text:span text:style-name="T11"> </text:span><text:span text:style-name="T22">RegRW</text:span><text:span text:style-name="T12">;</text:span></text:p>
      <text:p text:style-name="P12"/>
      <text:p text:style-name="P12"><text:span text:style-name="T28">/* class RegRW */</text:span><text:span text:style-name="T11"> </text:span></text:p>
      <text:p text:style-name="P12"/>
      <text:p text:style-name="P12"><text:span text:style-name="T9">class</text:span><text:span text:style-name="T11"> </text:span><text:span text:style-name="T22">RegRW</text:span></text:p>
      <text:p text:style-name="P16"><text:s/><text:span text:style-name="T5">{</text:span></text:p>
      <text:p text:style-name="P12"><text:span text:style-name="T11"><text:s text:c="2"/></text:span><text:span text:style-name="T9">public</text:span><text:span text:style-name="T12">:</text:span></text:p>
      <text:p text:style-name="P12"/>
      <text:p text:style-name="P12"><text:span text:style-name="T11"><text:s text:c="3"/></text:span><text:span text:style-name="T9">using</text:span><text:span text:style-name="T11"> </text:span><text:span text:style-name="T29">AddressType</text:span><text:span text:style-name="T11"> </text:span><text:span text:style-name="T12">=</text:span><text:span text:style-name="T11"> </text:span><text:span text:style-name="T29">uint32</text:span><text:span text:style-name="T11"> </text:span><text:span text:style-name="T12">;</text:span></text:p>
      <text:p text:style-name="P12"/>
      <text:p text:style-name="P12"><text:span text:style-name="T11"><text:s text:c="2"/></text:span><text:span text:style-name="T9">private</text:span><text:span text:style-name="T12">:</text:span></text:p>
      <text:p text:style-name="P17"/>
      <text:p text:style-name="P12"><text:span text:style-name="T11"><text:s text:c="3"/></text:span><text:span text:style-name="T30">AddressType</text:span><text:span text:style-name="T11"> base_address</text:span><text:span text:style-name="T12">;</text:span></text:p>
      <text:p text:style-name="P16"><text:s/></text:p>
      <text:p text:style-name="P12"><text:span text:style-name="T11"><text:s text:c="2"/></text:span><text:span text:style-name="T9">public</text:span><text:span text:style-name="T12">:</text:span></text:p>
      <text:p text:style-name="P16"><text:s text:c="2"/></text:p>
      <text:p text:style-name="P12"><text:span text:style-name="T11"><text:s text:c="3"/></text:span><text:span text:style-name="T9">explicit</text:span><text:span text:style-name="T11"> </text:span><text:span text:style-name="T12">RegRW(</text:span><text:span text:style-name="T30">AddressType</text:span><text:span text:style-name="T11"> </text:span><text:span text:style-name="T16">base_address</text:span><text:span text:style-name="T12">);</text:span></text:p>
      <text:p text:style-name="P16"><text:s text:c="3"/></text:p>
      <text:p text:style-name="P12"><text:span text:style-name="T11"><text:s text:c="3"/></text:span><text:span text:style-name="T9">template</text:span><text:span text:style-name="T11"> </text:span><text:span text:style-name="T12">&lt;</text:span><text:span text:style-name="T9">class</text:span><text:span text:style-name="T11"> </text:span><text:span text:style-name="T31">UInt</text:span><text:span text:style-name="T12">&gt;</text:span></text:p>
      <text:p text:style-name="P12"><text:span text:style-name="T11"><text:s text:c="3"/></text:span><text:span text:style-name="T31">UInt</text:span><text:span text:style-name="T11"> </text:span><text:span text:style-name="T12">get(</text:span><text:span text:style-name="T30">AddressType </text:span><text:span text:style-name="T16">address</text:span><text:span text:style-name="T12">);</text:span></text:p>
      <text:p text:style-name="P16"><text:s text:c="3"/></text:p>
      <text:p text:style-name="P12"><text:span text:style-name="T11"><text:s text:c="3"/></text:span><text:span text:style-name="T9">template</text:span><text:span text:style-name="T11"> </text:span><text:span text:style-name="T12">&lt;</text:span><text:span text:style-name="T9">class</text:span><text:span text:style-name="T11"> </text:span><text:span text:style-name="T31">UInt</text:span><text:span text:style-name="T12">&gt;</text:span></text:p>
      <text:p text:style-name="P12"><text:span text:style-name="T11"><text:s text:c="3"/></text:span><text:span text:style-name="T8">void</text:span><text:span text:style-name="T11"> </text:span><text:span text:style-name="T12">set(</text:span><text:span text:style-name="T30">AddressType </text:span><text:span text:style-name="T16">address</text:span><text:span text:style-name="T12">,</text:span><text:span text:style-name="T31">UInt</text:span><text:span text:style-name="T11"> </text:span><text:span text:style-name="T16">value</text:span><text:span text:style-name="T12">);</text:span><text:span text:style-name="T11"> </text:span></text:p>
      <text:p text:style-name="P12"><text:span text:style-name="T11"><text:s/></text:span><text:span text:style-name="T12">};</text:span></text:p>
      <text:p text:style-name="P16"><text:s/></text:p>
      <text:p text:style-name="P12"><text:span text:style-name="T12">}</text:span><text:span text:style-name="T11"> </text:span><text:span text:style-name="T25">// namespace Dev</text:span></text:p>
      <text:p text:style-name="P12"><text:span text:style-name="T12">}</text:span><text:span text:style-name="T11"> </text:span><text:span text:style-name="T25">// namespace CCore</text:span></text:p>
      <text:p text:style-name="P10"/>
      <text:p text:style-name="P10">Constructor takes a base address of a register bar as the argument. Then you can use methods <text:span text:style-name="T5">set()</text:span> and <text:span text:style-name="T5">get()</text:span> to read or write registers. The template parameter must be one of <text:span text:style-name="T5">uint8</text:span>, <text:span text:style-name="T5">uint16</text:span>, or <text:span text:style-name="T5">uint32</text:span>. The class should be used to avoid register operations reordering.</text:p>
      <text:p text:style-name="P10"/>
      <text:h text:style-name="Heading_20_3" text:outline-level="3">4.2 Interrupt handling (dev/DevIntHandle.h).</text:h>
      <text:p text:style-name="P10">The following family of functions can be used to setup an interrupt handler for a particular source.</text:p>
      <text:p text:style-name="P5"><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6"><text:soft-page-break/></text:p>
      <text:p text:style-name="P12"><text:span text:style-name="T28">/* enum IntSource */</text:span><text:span text:style-name="T11"> </text:span></text:p>
      <text:p text:style-name="P12"/>
      <text:p text:style-name="P12"><text:span text:style-name="T9">enum</text:span><text:span text:style-name="T11"> </text:span><text:span text:style-name="T30">IntSource</text:span></text:p>
      <text:p text:style-name="P16"><text:s/><text:span text:style-name="T5">{</text:span></text:p>
      <text:p text:style-name="P12"><text:span text:style-name="T11"><text:s text:c="2"/></text:span><text:span text:style-name="T32">Int_LCDCINT</text:span><text:span text:style-name="T11"> </text:span><text:span text:style-name="T12">=</text:span><text:span text:style-name="T11"> </text:span><text:span text:style-name="T34">36</text:span><text:span text:style-name="T12">,</text:span></text:p>
      <text:p text:style-name="P12"><text:span text:style-name="T11"><text:s text:c="2"/></text:span><text:span text:style-name="T32">Int_I2C0INT</text:span><text:span text:style-name="T11"> </text:span><text:span text:style-name="T12">=</text:span><text:span text:style-name="T11"> </text:span><text:span text:style-name="T34">70</text:span><text:span text:style-name="T12">,</text:span></text:p>
      <text:p text:style-name="P12"><text:span text:style-name="T11"><text:s text:c="2"/></text:span><text:span text:style-name="T32">Int_I2C1INT</text:span><text:span text:style-name="T11"> </text:span><text:span text:style-name="T12">=</text:span><text:span text:style-name="T11"> </text:span><text:span text:style-name="T34">71</text:span><text:span text:style-name="T12">,</text:span></text:p>
      <text:p text:style-name="P12"><text:span text:style-name="T11"><text:s text:c="2"/></text:span><text:span text:style-name="T32">Int_I2C2INT</text:span><text:span text:style-name="T11"> </text:span><text:span text:style-name="T12">=</text:span><text:span text:style-name="T11"> </text:span><text:span text:style-name="T34">30</text:span><text:span text:style-name="T12">,</text:span></text:p>
      <text:p text:style-name="P12"><text:span text:style-name="T11"><text:s text:c="2"/></text:span><text:span text:style-name="T32">Int_TINT4</text:span><text:span text:style-name="T11"> <text:s text:c="2"/></text:span><text:span text:style-name="T12">=</text:span><text:span text:style-name="T11"> </text:span><text:span text:style-name="T34">92</text:span><text:span text:style-name="T12">,</text:span></text:p>
      <text:p text:style-name="P16"><text:s text:c="2"/></text:p>
      <text:p text:style-name="P12"><text:span text:style-name="T11"><text:s text:c="2"/></text:span><text:span text:style-name="T32">Int_3PGSWRXTHR0</text:span><text:span text:style-name="T11"> </text:span><text:span text:style-name="T12">=</text:span><text:span text:style-name="T11"> </text:span><text:span text:style-name="T34">40</text:span><text:span text:style-name="T12">,</text:span></text:p>
      <text:p text:style-name="P12"><text:span text:style-name="T11"><text:s text:c="2"/></text:span><text:span text:style-name="T32">Int_3PGSWRXINT0</text:span><text:span text:style-name="T11"> </text:span><text:span text:style-name="T12">=</text:span><text:span text:style-name="T11"> </text:span><text:span text:style-name="T34">41</text:span><text:span text:style-name="T12">,</text:span></text:p>
      <text:p text:style-name="P12"><text:span text:style-name="T11"><text:s text:c="2"/></text:span><text:span text:style-name="T32">Int_3PGSWTXINT0</text:span><text:span text:style-name="T11"> </text:span><text:span text:style-name="T12">=</text:span><text:span text:style-name="T11"> </text:span><text:span text:style-name="T34">42</text:span><text:span text:style-name="T12">,</text:span></text:p>
      <text:p text:style-name="P12"><text:span text:style-name="T11"><text:s text:c="2"/></text:span><text:span text:style-name="T32">Int_3PGSWMISC0</text:span><text:span text:style-name="T11"> <text:s/></text:span><text:span text:style-name="T12">=</text:span><text:span text:style-name="T11"> </text:span><text:span text:style-name="T34">43</text:span><text:span text:style-name="T12">,</text:span></text:p>
      <text:p text:style-name="P16"><text:s text:c="2"/></text:p>
      <text:p text:style-name="P12"><text:span text:style-name="T11"><text:s text:c="2"/></text:span><text:span text:style-name="T32">Int_GPIO1_0</text:span><text:span text:style-name="T11"> </text:span><text:span text:style-name="T12">=</text:span><text:span text:style-name="T11"> </text:span><text:span text:style-name="T34">98</text:span><text:span text:style-name="T12">,</text:span></text:p>
      <text:p text:style-name="P12"><text:span text:style-name="T11"><text:s text:c="2"/></text:span><text:span text:style-name="T32">Int_GPIO1_1</text:span><text:span text:style-name="T11"> </text:span><text:span text:style-name="T12">=</text:span><text:span text:style-name="T11"> </text:span><text:span text:style-name="T34">99</text:span><text:span text:style-name="T12">,</text:span></text:p>
      <text:p text:style-name="P16"><text:s/></text:p>
      <text:p text:style-name="P12"><text:span text:style-name="T11"><text:s text:c="2"/></text:span><text:span text:style-name="T32">Int_TableLen</text:span><text:span text:style-name="T11"> </text:span><text:span text:style-name="T12">=</text:span><text:span text:style-name="T11"> </text:span><text:span text:style-name="T34">128</text:span></text:p>
      <text:p text:style-name="P16"><text:s/><text:span text:style-name="T5">};</text:span></text:p>
      <text:p text:style-name="P16"><text:s/></text:p>
      <text:p text:style-name="P12"><text:span text:style-name="T28">/* functions */</text:span><text:span text:style-name="T11"> </text:span></text:p>
      <text:p text:style-name="P12"/>
      <text:p text:style-name="P12"><text:span text:style-name="T8">void</text:span><text:span text:style-name="T11"> </text:span><text:span text:style-name="T24">SetupIntHandler</text:span><text:span text:style-name="T12">(</text:span><text:span text:style-name="T30">IntSource</text:span><text:span text:style-name="T11"> </text:span><text:span text:style-name="T16">int_source</text:span><text:span text:style-name="T12">,</text:span></text:p>
      <text:p text:style-name="P12"><text:span text:style-name="T12"><text:s text:c="21"/></text:span><text:span text:style-name="T22">Function</text:span><text:span text:style-name="T12">&lt;</text:span><text:span text:style-name="T8">void</text:span><text:span text:style-name="T11"> </text:span><text:span text:style-name="T12">(</text:span><text:span text:style-name="T8">void</text:span><text:span text:style-name="T12">)&gt;</text:span><text:span text:style-name="T11"> </text:span><text:span text:style-name="T16">handle_int</text:span><text:span text:style-name="T12">,</text:span></text:p>
      <text:p text:style-name="P12"><text:span text:style-name="T12"><text:s text:c="21"/></text:span><text:span text:style-name="T8">unsigned</text:span><text:span text:style-name="T11"> </text:span><text:span text:style-name="T16">priority</text:span><text:span text:style-name="T12">=</text:span><text:span text:style-name="T34">0</text:span><text:span text:style-name="T12">);</text:span><text:span text:style-name="T11"> </text:span><text:span text:style-name="T25">// priority 0-63 </text:span></text:p>
      <text:p text:style-name="P12"/>
      <text:p text:style-name="P12"><text:span text:style-name="T8">void</text:span><text:span text:style-name="T11"> </text:span><text:span text:style-name="T24">CleanupIntHandler</text:span><text:span text:style-name="T12">(</text:span><text:span text:style-name="T30">IntSource</text:span><text:span text:style-name="T11"> </text:span><text:span text:style-name="T16">int_source</text:span><text:span text:style-name="T12">);</text:span><text:span text:style-name="T11"> </text:span></text:p>
      <text:p text:style-name="P12"/>
      <text:p text:style-name="P12"><text:span text:style-name="T8">void</text:span><text:span text:style-name="T11"> </text:span><text:span text:style-name="T24">EnableInt</text:span><text:span text:style-name="T12">(</text:span><text:span text:style-name="T30">IntSource</text:span><text:span text:style-name="T11"> </text:span><text:span text:style-name="T16">int_source</text:span><text:span text:style-name="T12">);</text:span><text:span text:style-name="T11"> </text:span></text:p>
      <text:p text:style-name="P12"/>
      <text:p text:style-name="P12"><text:span text:style-name="T8">void</text:span><text:span text:style-name="T11"> </text:span><text:span text:style-name="T24">DisableInt</text:span><text:span text:style-name="T12">(</text:span><text:span text:style-name="T30">IntSource</text:span><text:span text:style-name="T11"> </text:span><text:span text:style-name="T16">int_source</text:span><text:span text:style-name="T12">);</text:span></text:p>
      <text:p text:style-name="P12"/>
      <text:p text:style-name="P12"><text:span text:style-name="T12">}</text:span><text:span text:style-name="T11"> </text:span><text:span text:style-name="T25">// namespace Dev</text:span></text:p>
      <text:p text:style-name="P13"><text:span text:style-name="T13">}</text:span><text:span text:style-name="T17"> </text:span><text:span text:style-name="T26">// namespace CCore</text:span></text:p>
      <text:p text:style-name="P10"/>
      <text:p text:style-name="P10"><text:span text:style-name="T5">SetupIntHandler()</text:span> connects the given interrupt handler with the given interrupt source. The third argument is the priority, if several interrupts are active simultaneously, then the more prioritized handler calls first. The highest priority is 0. After call of this function interrupts from the source are enabled.</text:p>
      <text:p text:style-name="P10"><text:span text:style-name="T5">CleanupIntHandler()</text:span> disconnects the interrupt handler from the given source.</text:p>
      <text:p text:style-name="P10"><text:span text:style-name="T5">EnableInt()</text:span> enables the interrupt from the given source.</text:p>
      <text:p text:style-name="P10"><text:span text:style-name="T5">DisableInt()</text:span> <text:s/>disables the interrupt from the given source.</text:p>
      <text:p text:style-name="P10"><text:soft-page-break/><text:span text:style-name="T5">IntSource</text:span> is an enumeration which designates interrupt sources. It is not the full list of all available interrupts on this CPU. For the full list read the chip documentation.</text:p>
      <text:p text:style-name="P10">An interrupt handler is a normal function. This function is called in the interrupt context. So there are limitations on what the function can do. In particular, it must be quick and cannot call any blocking functions. It cannot use the default heap or print to the console, but can use the interrupt heap. For synchronization objects it must call only methods, allowed in the interrupt context, usually such methods have names, ended with the “<text:span text:style-name="T5">_int</text:span>” suffix.</text:p>
      <text:p text:style-name="P10"/>
      <text:h text:style-name="Heading_20_3" text:outline-level="3">4.3 Lights control (dev/DevLight.h).</text:h>
      <text:p text:style-name="P10">The are four lights on the board. You can control them by the following set of functions.</text:p>
      <text:p text:style-name="P4"><text:span text:style-name="T10">namespace</text:span><text:span text:style-name="T18"> CCore </text:span><text:span text:style-name="T19">{</text:span></text:p>
      <text:p text:style-name="P12"><text:span text:style-name="T9">namespace</text:span><text:span text:style-name="T11"> Dev </text:span><text:span text:style-name="T12">{</text:span></text:p>
      <text:p text:style-name="P12"/>
      <text:p text:style-name="P14">/* functions */</text:p>
      <text:p text:style-name="P12"/>
      <text:p text:style-name="P12"><text:span text:style-name="T8">void</text:span><text:span text:style-name="T11"> </text:span><text:span text:style-name="T24">LightSet</text:span><text:span text:style-name="T12">(</text:span><text:span text:style-name="T8">unsigned</text:span><text:span text:style-name="T11"> </text:span><text:span text:style-name="T16">mask</text:span><text:span text:style-name="T12">);</text:span><text:span text:style-name="T11"> <text:s text:c="3"/></text:span><text:span text:style-name="T25">// 4 lsb</text:span></text:p>
      <text:p text:style-name="P12"/>
      <text:p text:style-name="P12"><text:span text:style-name="T8">void</text:span><text:span text:style-name="T11"> </text:span><text:span text:style-name="T24">LightOn</text:span><text:span text:style-name="T12">(</text:span><text:span text:style-name="T8">unsigned</text:span><text:span text:style-name="T11"> </text:span><text:span text:style-name="T16">mask</text:span><text:span text:style-name="T12">);</text:span><text:span text:style-name="T11"> <text:s text:c="4"/></text:span><text:span text:style-name="T25">// 4 lsb</text:span></text:p>
      <text:p text:style-name="P12"/>
      <text:p text:style-name="P12"><text:span text:style-name="T8">void</text:span><text:span text:style-name="T11"> </text:span><text:span text:style-name="T24">LightOff</text:span><text:span text:style-name="T12">(</text:span><text:span text:style-name="T8">unsigned</text:span><text:span text:style-name="T11"> </text:span><text:span text:style-name="T16">mask</text:span><text:span text:style-name="T12">);</text:span><text:span text:style-name="T11"> <text:s text:c="3"/></text:span><text:span text:style-name="T25">// 4 lsb</text:span></text:p>
      <text:p text:style-name="P12"/>
      <text:p text:style-name="P12"><text:span text:style-name="T8">void</text:span><text:span text:style-name="T11"> </text:span><text:span text:style-name="T24">LightToggle</text:span><text:span text:style-name="T12">(</text:span><text:span text:style-name="T8">unsigned</text:span><text:span text:style-name="T11"> </text:span><text:span text:style-name="T16">mask</text:span><text:span text:style-name="T12">);</text:span><text:span text:style-name="T11"> </text:span><text:span text:style-name="T25">// 4 lsb</text:span></text:p>
      <text:p text:style-name="P12"/>
      <text:p text:style-name="P12"><text:span text:style-name="T12">}</text:span><text:span text:style-name="T11"> </text:span><text:span text:style-name="T25">// namespace Dev</text:span></text:p>
      <text:p text:style-name="P12"><text:span text:style-name="T12">}</text:span><text:span text:style-name="T11"> </text:span><text:span text:style-name="T25">// namespace CCore</text:span></text:p>
      <text:p text:style-name="P10"/>
      <text:p text:style-name="P10"><text:span text:style-name="T5">LightSet()</text:span> sets the lights according the given mask.</text:p>
      <text:p text:style-name="P10"><text:span text:style-name="T5">LightOn()</text:span> turns on the lights according the given mask. I.e. if some bit is not set, the correspondent light remains unchanged. Other are lighted.</text:p>
      <text:p text:style-name="P10"><text:span text:style-name="T5">LightOff()</text:span> turns off the lights according the given mask. I.e. if some bit is not set, the correspondent light remains unchanged. Other are darken.</text:p>
      <text:p text:style-name="P10"><text:span text:style-name="T5">LightToggle()</text:span> toggles the lights according the given mask. I.e. if some bit is set, the correspondent light changes, otherwise it remains unchanged. </text:p>
      <text:p text:style-name="P10">A mask has 4 lowest bits significant.</text:p>
      <text:p text:style-name="P10"/>
      <text:h text:style-name="Heading_20_3" text:outline-level="3">4.4 Performance counters (dev/DevPerfCount.h).</text:h>
      <text:p text:style-name="P10">There is a special device to perform various performance counting. It consists of the block of hardware counters, these counters can be connected to different events. It also counts CPU clocks.</text:p>
      <text:p text:style-name="P5"><text:span text:style-name="T9">namespace</text:span><text:span text:style-name="T11"> CCore </text:span><text:span text:style-name="T12">{</text:span></text:p>
      <text:p text:style-name="P12"><text:soft-page-break/><text:span text:style-name="T9">namespace</text:span><text:span text:style-name="T11"> Dev </text:span><text:span text:style-name="T12">{</text:span></text:p>
      <text:p text:style-name="P12"/>
      <text:p text:style-name="P14">/* enum PerfEvent */</text:p>
      <text:p text:style-name="P12"/>
      <text:p text:style-name="P12"><text:span text:style-name="T9">enum</text:span><text:span text:style-name="T11"> </text:span><text:span text:style-name="T30">PerfEvent</text:span></text:p>
      <text:p text:style-name="P16"><text:s/><text:span text:style-name="T5">{</text:span></text:p>
      <text:p text:style-name="P12"><text:span text:style-name="T11"><text:s text:c="2"/></text:span><text:span text:style-name="T32">PerfEvent_DataRead</text:span><text:span text:style-name="T11"> <text:s text:c="6"/></text:span><text:span text:style-name="T12">=</text:span><text:span text:style-name="T11"> </text:span><text:span text:style-name="T34">0x06</text:span><text:span text:style-name="T12">,</text:span></text:p>
      <text:p text:style-name="P12"><text:span text:style-name="T11"><text:s text:c="2"/></text:span><text:span text:style-name="T32">PerfEvent_DataWrite</text:span><text:span text:style-name="T11"> <text:s text:c="5"/></text:span><text:span text:style-name="T12">=</text:span><text:span text:style-name="T11"> </text:span><text:span text:style-name="T34">0x07</text:span><text:span text:style-name="T12">,</text:span></text:p>
      <text:p text:style-name="P12"><text:span text:style-name="T11"><text:s text:c="2"/></text:span><text:span text:style-name="T32">PerfEvent_CmdExec</text:span><text:span text:style-name="T11"> <text:s text:c="7"/></text:span><text:span text:style-name="T12">=</text:span><text:span text:style-name="T11"> </text:span><text:span text:style-name="T34">0x08</text:span><text:span text:style-name="T12">,</text:span></text:p>
      <text:p text:style-name="P12"><text:span text:style-name="T11"><text:s text:c="2"/></text:span><text:span text:style-name="T32">PerfEvent_ExceptionTaken</text:span><text:span text:style-name="T11"> </text:span><text:span text:style-name="T12">=</text:span><text:span text:style-name="T11"> </text:span><text:span text:style-name="T34">0x09</text:span><text:span text:style-name="T12">,</text:span></text:p>
      <text:p text:style-name="P12"><text:span text:style-name="T11"><text:s text:c="2"/></text:span><text:span text:style-name="T32">PerfEvent_L2Cache</text:span><text:span text:style-name="T11"> <text:s text:c="7"/></text:span><text:span text:style-name="T12">=</text:span><text:span text:style-name="T11"> </text:span><text:span text:style-name="T34">0x43</text:span><text:span text:style-name="T12">,</text:span></text:p>
      <text:p text:style-name="P12"><text:span text:style-name="T11"><text:s text:c="2"/></text:span><text:span text:style-name="T32">PerfEvent_L2CacheMiss</text:span><text:span text:style-name="T11"> <text:s text:c="3"/></text:span><text:span text:style-name="T12">=</text:span><text:span text:style-name="T11"> </text:span><text:span text:style-name="T34">0x44</text:span><text:span text:style-name="T12">,</text:span></text:p>
      <text:p text:style-name="P12"><text:span text:style-name="T11"><text:s text:c="2"/></text:span><text:span text:style-name="T32">PerfEvent_AXIRead</text:span><text:span text:style-name="T11"> <text:s text:c="7"/></text:span><text:span text:style-name="T12">=</text:span><text:span text:style-name="T11"> </text:span><text:span text:style-name="T34">0x45</text:span><text:span text:style-name="T12">,</text:span></text:p>
      <text:p text:style-name="P12"><text:span text:style-name="T11"><text:s text:c="2"/></text:span><text:span text:style-name="T32">PerfEvent_AXIWrite</text:span><text:span text:style-name="T11"> <text:s text:c="6"/></text:span><text:span text:style-name="T12">=</text:span><text:span text:style-name="T11"> </text:span><text:span text:style-name="T34">0x46</text:span></text:p>
      <text:p text:style-name="P16"><text:s/><text:span text:style-name="T5">};</text:span></text:p>
      <text:p text:style-name="P12"/>
      <text:p text:style-name="P14">/* classes */</text:p>
      <text:p text:style-name="P12"/>
      <text:p text:style-name="P12"><text:span text:style-name="T9">class</text:span><text:span text:style-name="T11"> </text:span><text:span text:style-name="T22">PerfCount</text:span><text:span text:style-name="T12">;</text:span></text:p>
      <text:p text:style-name="P12"/>
      <text:p text:style-name="P14">/* class PerfCount */</text:p>
      <text:p text:style-name="P12"/>
      <text:p text:style-name="P12"><text:span text:style-name="T9">class</text:span><text:span text:style-name="T11"> </text:span><text:span text:style-name="T22">PerfCount</text:span><text:span text:style-name="T11"> </text:span><text:span text:style-name="T12">:</text:span><text:span text:style-name="T11"> </text:span><text:span text:style-name="T22">InstanceLock</text:span><text:span text:style-name="T12">&lt;</text:span><text:span text:style-name="T22">PerfCount</text:span><text:span text:style-name="T12">&gt;</text:span><text:span text:style-name="T11"> </text:span><text:span text:style-name="T12">,</text:span><text:span text:style-name="T11"> </text:span><text:span text:style-name="T9">public</text:span><text:span text:style-name="T11"> </text:span><text:span text:style-name="T22">Funchor</text:span></text:p>
      <text:p text:style-name="P16"><text:s/><text:span text:style-name="T5">{</text:span></text:p>
      <text:p text:style-name="P5"><text:span text:style-name="T11"><text:s text:c="2"/></text:span><text:span text:style-name="T9">public</text:span><text:span text:style-name="T12">:</text:span><text:span text:style-name="T11"> </text:span></text:p>
      <text:p text:style-name="P16"><text:s text:c="2"/></text:p>
      <text:p text:style-name="P16"><text:s text:c="3"/><text:span text:style-name="T5">PerfCount();</text:span></text:p>
      <text:p text:style-name="P16"><text:s text:c="3"/></text:p>
      <text:p text:style-name="P16"><text:s text:c="3"/><text:span text:style-name="T5">~PerfCount();</text:span></text:p>
      <text:p text:style-name="P16"><text:s text:c="3"/></text:p>
      <text:p text:style-name="P12"><text:span text:style-name="T11"><text:s text:c="3"/></text:span><text:span text:style-name="T25">// methods</text:span></text:p>
      <text:p text:style-name="P16"><text:s text:c="3"/></text:p>
      <text:p text:style-name="P12"><text:span text:style-name="T11"><text:s text:c="3"/></text:span><text:span text:style-name="T8">unsigned</text:span><text:span text:style-name="T11"> </text:span><text:span text:style-name="T12">getNumberOfCounters()</text:span><text:span text:style-name="T11"> </text:span><text:span text:style-name="T9">const;</text:span></text:p>
      <text:p text:style-name="P16"><text:s text:c="3"/></text:p>
      <text:p text:style-name="P12"><text:span text:style-name="T11"><text:s text:c="3"/></text:span><text:span text:style-name="T8">void</text:span><text:span text:style-name="T11"> </text:span><text:span text:style-name="T12">prepare(</text:span><text:span text:style-name="T8">unsigned</text:span><text:span text:style-name="T11"> </text:span><text:span text:style-name="T16">index</text:span><text:span text:style-name="T12">,</text:span><text:span text:style-name="T30">PerfEvent</text:span><text:span text:style-name="T11"> </text:span><text:span text:style-name="T16">event</text:span><text:span text:style-name="T12">);</text:span></text:p>
      <text:p text:style-name="P16"><text:s text:c="3"/></text:p>
      <text:p text:style-name="P12"><text:span text:style-name="T11"><text:s text:c="3"/></text:span><text:span text:style-name="T8">void</text:span><text:span text:style-name="T11"> </text:span><text:span text:style-name="T12">start_mask(</text:span><text:span text:style-name="T8">bool</text:span><text:span text:style-name="T11"> </text:span><text:span text:style-name="T16">clock</text:span><text:span text:style-name="T12">,</text:span><text:span text:style-name="T30">uint32</text:span><text:span text:style-name="T11"> </text:span><text:span text:style-name="T16">mask</text:span><text:span text:style-name="T12">);</text:span></text:p>
      <text:p text:style-name="P16"><text:s text:c="3"/></text:p>
      <text:p text:style-name="P12"><text:span text:style-name="T11"><text:s text:c="3"/></text:span><text:span text:style-name="T8">void</text:span><text:span text:style-name="T11"> </text:span><text:span text:style-name="T12">stop_mask(</text:span><text:span text:style-name="T8">bool</text:span><text:span text:style-name="T11"> </text:span><text:span text:style-name="T16">clock</text:span><text:span text:style-name="T12">,</text:span><text:span text:style-name="T30">uint32</text:span><text:span text:style-name="T11"> </text:span><text:span text:style-name="T16">mask</text:span><text:span text:style-name="T12">);</text:span></text:p>
      <text:p text:style-name="P16"><text:s text:c="3"/></text:p>
      <text:p text:style-name="P12"><text:span text:style-name="T11"><text:s text:c="3"/></text:span><text:span text:style-name="T9">template</text:span><text:span text:style-name="T11"> </text:span><text:span text:style-name="T12">&lt;</text:span><text:span text:style-name="T9">class</text:span><text:span text:style-name="T11"> </text:span><text:span text:style-name="T12">...</text:span><text:span text:style-name="T11"> </text:span><text:span text:style-name="T31">TT</text:span><text:span text:style-name="T12">&gt;</text:span></text:p>
      <text:p text:style-name="P12"><text:span text:style-name="T11"><text:s text:c="3"/></text:span><text:span text:style-name="T8">void</text:span><text:span text:style-name="T11"> </text:span><text:span text:style-name="T12">start(</text:span><text:span text:style-name="T8">bool</text:span><text:span text:style-name="T11"> </text:span><text:span text:style-name="T16">clock</text:span><text:span text:style-name="T12">,</text:span><text:span text:style-name="T31">TT</text:span><text:span text:style-name="T11"> </text:span><text:span text:style-name="T12">...</text:span><text:span text:style-name="T11"> </text:span><text:span text:style-name="T16">indexes</text:span><text:span text:style-name="T12">);</text:span><text:span text:style-name="T11"> </text:span></text:p>
      <text:p text:style-name="P16"><text:s text:c="3"/></text:p>
      <text:p text:style-name="P12"><text:span text:style-name="T11"><text:s text:c="3"/></text:span><text:span text:style-name="T9">template</text:span><text:span text:style-name="T11"> </text:span><text:span text:style-name="T12">&lt;</text:span><text:span text:style-name="T9">class</text:span><text:span text:style-name="T11"> </text:span><text:span text:style-name="T12">...</text:span><text:span text:style-name="T11"> </text:span><text:span text:style-name="T31">TT</text:span><text:span text:style-name="T12">&gt;</text:span></text:p>
      <text:p text:style-name="P12"><text:span text:style-name="T11"><text:s text:c="3"/></text:span><text:span text:style-name="T8">void</text:span><text:span text:style-name="T11"> </text:span><text:span text:style-name="T12">stop(</text:span><text:span text:style-name="T8">bool</text:span><text:span text:style-name="T11"> </text:span><text:span text:style-name="T16">clock</text:span><text:span text:style-name="T12">,</text:span><text:span text:style-name="T31">TT</text:span><text:span text:style-name="T11"> </text:span><text:span text:style-name="T12">...</text:span><text:span text:style-name="T11"> </text:span><text:span text:style-name="T16">indexes</text:span><text:span text:style-name="T12">);</text:span><text:span text:style-name="T11"> </text:span></text:p>
      <text:p text:style-name="P16"><text:soft-page-break/><text:s text:c="3"/></text:p>
      <text:p text:style-name="P12"><text:span text:style-name="T11"><text:s text:c="3"/></text:span><text:span text:style-name="T30">uint64</text:span><text:span text:style-name="T11"> </text:span><text:span text:style-name="T12">get(</text:span><text:span text:style-name="T8">unsigned</text:span><text:span text:style-name="T11"> </text:span><text:span text:style-name="T16">index</text:span><text:span text:style-name="T12">);</text:span></text:p>
      <text:p text:style-name="P16"><text:s text:c="3"/></text:p>
      <text:p text:style-name="P12"><text:span text:style-name="T11"><text:s text:c="3"/></text:span><text:span text:style-name="T30">uint64</text:span><text:span text:style-name="T11"> </text:span><text:span text:style-name="T12">get_clock();</text:span></text:p>
      <text:p text:style-name="P16"><text:s/><text:span text:style-name="T5">};</text:span></text:p>
      <text:p text:style-name="P12"/>
      <text:p text:style-name="P12"><text:span text:style-name="T12">}</text:span><text:span text:style-name="T11"> </text:span><text:span text:style-name="T25">// namespace Dev</text:span></text:p>
      <text:p text:style-name="P12"><text:span text:style-name="T12">}</text:span><text:span text:style-name="T11"> </text:span><text:span text:style-name="T25">// namespace CCore</text:span></text:p>
      <text:p text:style-name="P10"/>
      <text:p text:style-name="P10">To use this device you create the instance of the class <text:span text:style-name="T5">PerfCount</text:span>. You may create only one object of this type. </text:p>
      <text:p text:style-name="P10"><text:span text:style-name="T5">getNumberOfCounters()</text:span> returns the number of available event counters.</text:p>
      <text:p text:style-name="P10"><text:span text:style-name="T5">prepare()</text:span> connects the specified event with the counter with the given index. The counter is stopped and erased by this operation.</text:p>
      <text:p text:style-name="P10"><text:span text:style-name="T5">start_mask()</text:span> starts the event counting on the given set of counters and on the CPU clock counter. The CPU clock is started, if the argument <text:span text:style-name="T5">clock</text:span> is <text:span text:style-name="T5">true</text:span>. The set of counters is given by the <text:span text:style-name="T5">mask</text:span>. The bit of number <text:span text:style-name="T5">i</text:span> in the <text:span text:style-name="T5">mask</text:span> corresponds to the counter of the index <text:span text:style-name="T5">i</text:span>.</text:p>
      <text:p text:style-name="P10"><text:span text:style-name="T5">stop_mask()</text:span> stops the event counting on the given set of counters and on the CPU clock counter.</text:p>
      <text:p text:style-name="P10"><text:span text:style-name="T5">start()</text:span> starts the event counting on the given set of counters and on the CPU clock counter. The set is given by the index list.</text:p>
      <text:p text:style-name="P10"><text:span text:style-name="T5">stop()</text:span> stops the event counting on the given set of counters and on the CPU clock counter. The set is given by the index list.</text:p>
      <text:p text:style-name="P10"><text:span text:style-name="T5">get()</text:span> returns the value of the counter with the given index.</text:p>
      <text:p text:style-name="P10"><text:span text:style-name="T5">get_clock()</text:span> returns the CPU clock counter value.</text:p>
      <text:p text:style-name="P10">The enumeration <text:span text:style-name="T5">PerfEvent</text:span> designates different events to be count.</text:p>
      <text:p text:style-name="P10"><text:span text:style-name="T5">DataRead</text:span> – read data by the CPU core.</text:p>
      <text:p text:style-name="P10"><text:span text:style-name="T5">DataWrite</text:span> – write data by the CPU core.</text:p>
      <text:p text:style-name="P10"><text:span text:style-name="T5">CmdExec</text:span> – command is executed by the CPU core.</text:p>
      <text:p text:style-name="P10"><text:span text:style-name="T5">ExceptionTaken</text:span> – exception is taken by the CPU core.</text:p>
      <text:p text:style-name="P10"><text:span text:style-name="T5">L2Cache</text:span> – L2 cache access.</text:p>
      <text:p text:style-name="P10"><text:span text:style-name="T5">L2CacheMiss</text:span> – L2 cache miss.</text:p>
      <text:p text:style-name="P10"><text:span text:style-name="T5">AXIRead</text:span> – AXI data read.</text:p>
      <text:p text:style-name="P10"><text:span text:style-name="T5">AXIWrite</text:span> – AXI data write. </text:p>
      <text:h text:style-name="Heading_20_3" text:outline-level="3">4.5 I2C controller (I2CDevice.h).</text:h>
      <text:p text:style-name="P10">The chip have three I2C controllers. The first is connected with some on-board devices and used to control them. Other may be connected to expansion devices using the expansion connectors.</text:p>
      <text:p text:style-name="P10">The class <text:span text:style-name="T5">I2CDevice</text:span> can be used to perform read or write transactions on I2C bus.</text:p>
      <text:p text:style-name="P5"><text:span text:style-name="T9">namespace</text:span><text:span text:style-name="T11"> CCore </text:span><text:span text:style-name="T12">{</text:span></text:p>
      <text:p text:style-name="P12"><text:soft-page-break/></text:p>
      <text:p text:style-name="P14">/* class I2CDevice */</text:p>
      <text:p text:style-name="P12"/>
      <text:p text:style-name="P12"><text:span text:style-name="T9">class</text:span><text:span text:style-name="T11"> </text:span><text:span text:style-name="T22">I2CDevice</text:span><text:span text:style-name="T11"> </text:span><text:span text:style-name="T12">:</text:span><text:span text:style-name="T11"> </text:span><text:span text:style-name="T9">public</text:span><text:span text:style-name="T11"> </text:span><text:span text:style-name="T22">ObjBase</text:span></text:p>
      <text:p text:style-name="P16"><text:s/><text:span text:style-name="T5">{</text:span></text:p>
      <text:p text:style-name="P16"><text:s text:c="3"/>....</text:p>
      <text:p text:style-name="P16"><text:s text:c="2"/></text:p>
      <text:p text:style-name="P12"><text:span text:style-name="T11"><text:s text:c="2"/></text:span><text:span text:style-name="T9">public</text:span><text:span text:style-name="T12">:</text:span></text:p>
      <text:p text:style-name="P16"><text:s text:c="2"/></text:p>
      <text:p text:style-name="P12"><text:span text:style-name="T11"><text:s text:c="3"/></text:span><text:span text:style-name="T9">explicit</text:span><text:span text:style-name="T11"> </text:span><text:span text:style-name="T12">I2CDevice(</text:span><text:span text:style-name="T30">Dev::I2CInstance</text:span><text:span text:style-name="T11"> </text:span><text:span text:style-name="T16">instance</text:span><text:span text:style-name="T12">);</text:span></text:p>
      <text:p text:style-name="P16"><text:s text:c="3"/></text:p>
      <text:p text:style-name="P12"><text:span text:style-name="T11"><text:s text:c="3"/></text:span><text:span text:style-name="T9">virtual</text:span><text:span text:style-name="T11"> </text:span><text:span text:style-name="T12">~I2CDevice();</text:span></text:p>
      <text:p text:style-name="P16"><text:s text:c="3"/></text:p>
      <text:p text:style-name="P12"><text:span text:style-name="T11"><text:s text:c="3"/></text:span><text:span text:style-name="T25">// methods , may throw exception</text:span></text:p>
      <text:p text:style-name="P16"><text:s text:c="3"/></text:p>
      <text:p text:style-name="P12"><text:span text:style-name="T11"><text:s text:c="3"/></text:span><text:span text:style-name="T8">void</text:span><text:span text:style-name="T11"> </text:span><text:span text:style-name="T12">read(</text:span><text:span text:style-name="T30">uint8</text:span><text:span text:style-name="T11"> </text:span><text:span text:style-name="T16">slave_address</text:span><text:span text:style-name="T12">,</text:span><text:span text:style-name="T22">PtrLen</text:span><text:span text:style-name="T12">&lt;</text:span><text:span text:style-name="T30">uint8</text:span><text:span text:style-name="T12">&gt;</text:span><text:span text:style-name="T11"> </text:span><text:span text:style-name="T16">buf</text:span><text:span text:style-name="T12">);</text:span></text:p>
      <text:p text:style-name="P16"><text:s text:c="3"/></text:p>
      <text:p text:style-name="P12"><text:span text:style-name="T11"><text:s text:c="3"/></text:span><text:span text:style-name="T8">void</text:span><text:span text:style-name="T11"> </text:span><text:span text:style-name="T12">write(</text:span><text:span text:style-name="T30">uint8</text:span><text:span text:style-name="T11"> </text:span><text:span text:style-name="T16">slave_address</text:span><text:span text:style-name="T12">,</text:span><text:span text:style-name="T22">PtrLen</text:span><text:span text:style-name="T12">&lt;</text:span><text:span text:style-name="T9">const</text:span><text:span text:style-name="T11"> </text:span><text:span text:style-name="T30">uint8</text:span><text:span text:style-name="T12">&gt;</text:span><text:span text:style-name="T11"> </text:span><text:span text:style-name="T16">buf</text:span><text:span text:style-name="T12">);</text:span></text:p>
      <text:p text:style-name="P16"><text:s text:c="3"/></text:p>
      <text:p text:style-name="P12"><text:span text:style-name="T11"><text:s text:c="3"/></text:span><text:span text:style-name="T8">void</text:span><text:span text:style-name="T11"> </text:span><text:span text:style-name="T12">exchange(</text:span><text:span text:style-name="T30">uint8</text:span><text:span text:style-name="T11"> </text:span><text:span text:style-name="T16">slave_address</text:span><text:span text:style-name="T12">,</text:span><text:span text:style-name="T22">PtrLen</text:span><text:span text:style-name="T12">&lt;</text:span><text:span text:style-name="T9">const</text:span><text:span text:style-name="T11"> </text:span><text:span text:style-name="T30">uint8</text:span><text:span text:style-name="T12">&gt;</text:span><text:span text:style-name="T11"> </text:span><text:span text:style-name="T16">out_buf</text:span><text:span text:style-name="T12">,</text:span></text:p>
      <text:p text:style-name="P12"><text:span text:style-name="T12"><text:s text:c="37"/></text:span><text:span text:style-name="T22">PtrLen</text:span><text:span text:style-name="T12">&lt;</text:span><text:span text:style-name="T30">uint8</text:span><text:span text:style-name="T12">&gt;</text:span><text:span text:style-name="T11"> </text:span><text:span text:style-name="T16">in_buf</text:span><text:span text:style-name="T12">);</text:span></text:p>
      <text:p text:style-name="P16"><text:s/><text:span text:style-name="T5">};</text:span></text:p>
      <text:p text:style-name="P12"/>
      <text:p text:style-name="P12"><text:span text:style-name="T12">}</text:span><text:span text:style-name="T11"> </text:span><text:span text:style-name="T25">// namespace CCore</text:span></text:p>
      <text:p text:style-name="P10"/>
      <text:p text:style-name="P10">Constructor takes the argument of type <text:span text:style-name="T5">Dev::I2CInstance</text:span>, which is the enumeration:</text:p>
      <text:p text:style-name="P5"><text:span text:style-name="T9">enum</text:span><text:span text:style-name="T11"> </text:span><text:span text:style-name="T30">I2CInstance</text:span></text:p>
      <text:p text:style-name="P16"><text:s/><text:span text:style-name="T5">{</text:span></text:p>
      <text:p text:style-name="P12"><text:span text:style-name="T11"><text:s text:c="2"/></text:span><text:span text:style-name="T32">I2C_0</text:span><text:span text:style-name="T12">,</text:span></text:p>
      <text:p text:style-name="P12"><text:span text:style-name="T11"><text:s text:c="2"/></text:span><text:span text:style-name="T32">I2C_1</text:span><text:span text:style-name="T12">,</text:span></text:p>
      <text:p text:style-name="P12"><text:span text:style-name="T11"><text:s text:c="2"/></text:span><text:span text:style-name="T32">I2C_2</text:span><text:span text:style-name="T12">,</text:span></text:p>
      <text:p text:style-name="P16"><text:s text:c="2"/></text:p>
      <text:p text:style-name="P12"><text:span text:style-name="T11"><text:s text:c="2"/></text:span><text:span text:style-name="T32">I2C_InstanceCount</text:span></text:p>
      <text:p text:style-name="P16"><text:s/><text:span text:style-name="T5">};</text:span></text:p>
      <text:p text:style-name="P10">You may create only one object per one hardware instance.</text:p>
      <text:p text:style-name="P10">The method <text:span text:style-name="T5">read()</text:span> reads a byte range from the given slave address. </text:p>
      <text:p text:style-name="P10">The method <text:span text:style-name="T5">write()</text:span> writes the given byte range to the given slave address.</text:p>
      <text:p text:style-name="P10">The method <text:span text:style-name="T5">exchange()</text:span> performs write with the following read operation. It is often used to read a register from a device with addressable registers on I2C bus.</text:p>
      <text:p text:style-name="P10">The address is 7-bit and the byte count must not exceed 64 KBytes.</text:p>
      <text:p text:style-name="P10">These methods are “slow”, they may block for a long period of time until the bus transaction is finished. They are also multi-task safe, that means the execution is serialized using the internal mutex. They may throw an exception in case of error.</text:p>
      <text:p text:style-name="P10"><text:soft-page-break/>Remember, that instances 1 and 2 need to be connected to the proper pads using the <text:span text:style-name="T5">Control Module</text:span> subsystem. The correspondent code in the file <text:span text:style-name="T5">DevI2C.cpp</text:span> is left blank. If you want to use these instances with some expansion hardware add the required code to this file in the method <text:span text:style-name="T5">DevI2C::enable()</text:span>. </text:p>
      <text:p text:style-name="P10"/>
      <text:h text:style-name="Heading_20_3" text:outline-level="3">4.6 Video device (video/VideoControl.h).</text:h>
      <text:p text:style-name="P10">You may stream a video to the monitor using the class <text:span text:style-name="T5">VideoControl</text:span>.</text:p>
      <text:p text:style-name="P5"><text:span text:style-name="T9">namespace</text:span><text:span text:style-name="T11"> CCore </text:span><text:span text:style-name="T12">{</text:span></text:p>
      <text:p text:style-name="P12"><text:span text:style-name="T9">namespace</text:span><text:span text:style-name="T11"> Video </text:span><text:span text:style-name="T12">{</text:span></text:p>
      <text:p text:style-name="P12"/>
      <text:p text:style-name="P5"><text:span text:style-name="T9">class</text:span><text:span text:style-name="T11"> </text:span><text:span text:style-name="T22">VideoControl</text:span><text:span text:style-name="T11"> </text:span><text:span text:style-name="T12">:</text:span><text:span text:style-name="T11"> </text:span><text:span text:style-name="T9">public</text:span><text:span text:style-name="T11"> </text:span><text:span text:style-name="T22">ObjBase</text:span><text:span text:style-name="T11"> </text:span><text:span text:style-name="T12">,</text:span><text:span text:style-name="T11"> </text:span><text:span text:style-name="T9">public</text:span><text:span text:style-name="T11"> </text:span><text:span text:style-name="T22">VideoDevice</text:span></text:p>
      <text:p text:style-name="P16"><text:s/><text:span text:style-name="T5">{</text:span></text:p>
      <text:p text:style-name="P17"><text:s text:c="2"/>....</text:p>
      <text:p text:style-name="P16"><text:s text:c="2"/></text:p>
      <text:p text:style-name="P12"><text:span text:style-name="T11"><text:s text:c="2"/></text:span><text:span text:style-name="T9">public</text:span><text:span text:style-name="T12">:</text:span></text:p>
      <text:p text:style-name="P16"><text:s text:c="2"/></text:p>
      <text:p text:style-name="P12"><text:span text:style-name="T11"><text:s text:c="3"/></text:span><text:span text:style-name="T12">VideoControl(</text:span><text:span text:style-name="T22">StrLen</text:span><text:span text:style-name="T11"> </text:span><text:span text:style-name="T16">i2c_dev_name</text:span><text:span text:style-name="T12">,</text:span></text:p>
      <text:p text:style-name="P12"><text:span text:style-name="T12"><text:s text:c="16"/></text:span><text:span text:style-name="T30">TaskPriority</text:span><text:span text:style-name="T11"> </text:span><text:span text:style-name="T16">priority</text:span><text:span text:style-name="T12">=</text:span><text:span text:style-name="T32">DefaultTaskPriority</text:span><text:span text:style-name="T12">,</text:span></text:p>
      <text:p text:style-name="P12"><text:span text:style-name="T12"><text:s text:c="16"/></text:span><text:span text:style-name="T30">ulen</text:span><text:span text:style-name="T11"> </text:span><text:span text:style-name="T16">stack_len</text:span><text:span text:style-name="T12">=</text:span><text:span text:style-name="T24">DefaultStackLen</text:span><text:span text:style-name="T12">);</text:span></text:p>
      <text:p text:style-name="P16"><text:s text:c="3"/></text:p>
      <text:p text:style-name="P12"><text:span text:style-name="T11"><text:s text:c="3"/></text:span><text:span text:style-name="T9">virtual</text:span><text:span text:style-name="T11"> </text:span><text:span text:style-name="T12">~VideoControl();</text:span></text:p>
      <text:p text:style-name="P16"><text:s text:c="3"/></text:p>
      <text:p text:style-name="P12"><text:span text:style-name="T11"><text:s text:c="3"/></text:span><text:span text:style-name="T8">void</text:span><text:span text:style-name="T11"> </text:span><text:span text:style-name="T12">stopOnExit()</text:span><text:span text:style-name="T11"> </text:span><text:span text:style-name="T12">{</text:span><text:span text:style-name="T11"> stop_on_exit</text:span><text:span text:style-name="T12">=</text:span><text:span text:style-name="T9">true</text:span><text:span text:style-name="T12">;</text:span><text:span text:style-name="T11"> </text:span><text:span text:style-name="T12">}</text:span></text:p>
      <text:p text:style-name="P17"/>
      <text:p text:style-name="P17"><text:s text:c="3"/>....</text:p>
      <text:p text:style-name="P12"><text:span text:style-name="T11"><text:s/></text:span><text:span text:style-name="T12">};</text:span></text:p>
      <text:p text:style-name="P12"/>
      <text:p text:style-name="P12"><text:span text:style-name="T12">}</text:span><text:span text:style-name="T11"> </text:span><text:span text:style-name="T25">// namespace Video</text:span></text:p>
      <text:p text:style-name="P12"><text:span text:style-name="T12">}</text:span><text:span text:style-name="T11"> </text:span><text:span text:style-name="T25">// namespace CCore</text:span></text:p>
      <text:p text:style-name="P10"/>
      <text:p text:style-name="P10">Constructors arguments are: I2C device name, task priority and task stack length. If you call the method <text:span text:style-name="T5">stopOnExit()</text:span>, the streaming will be stopped by the destructor. Otherwise it is retained. The class implements the interface <text:span text:style-name="T5">Video::VideoDevice</text:span>. The board video subsystem can stream a video up to the 1024x768 pixels in 32, 24 and 16 bpp formats from the video-memory. You may create only one object of this type.</text:p>
      <text:p text:style-name="P10">Here is an example how to setup a console output:</text:p>
      <text:p text:style-name="P7"><text:span text:style-name="T23">I2CDevice</text:span><text:span text:style-name="T21"> i2c</text:span><text:span text:style-name="T20">(</text:span><text:span text:style-name="T21">Dev</text:span><text:span text:style-name="T20">::</text:span><text:span text:style-name="T33">I2C_0</text:span><text:span text:style-name="T20">);</text:span></text:p>
      <text:p text:style-name="P8"><text:s text:c="10"/>// create I2C device on I2C-0 instance</text:p>
      <text:p text:style-name="P16"><text:s text:c="2"/></text:p>
      <text:p text:style-name="P12"><text:span text:style-name="T22">ObjMaster</text:span><text:span text:style-name="T11"> i2c_master</text:span><text:span text:style-name="T12">(</text:span><text:span text:style-name="T11">i2c</text:span><text:span text:style-name="T12">,</text:span><text:span text:style-name="T34">"i2c[0]"</text:span><text:span text:style-name="T12">);</text:span></text:p>
      <text:p text:style-name="P17"><text:s text:c="10"/>// register I2C device under the name “i2c[0]” </text:p>
      <text:p text:style-name="P12"/>
      <text:p text:style-name="P12"><text:span text:style-name="T11">Video</text:span><text:span text:style-name="T12">::</text:span><text:span text:style-name="T22">VideoControl</text:span><text:span text:style-name="T11"> vctrl</text:span><text:span text:style-name="T12">(</text:span><text:span text:style-name="T34">"i2c[0]"</text:span><text:span text:style-name="T12">);</text:span></text:p>
      <text:p text:style-name="P17"><text:soft-page-break/><text:s text:c="20"/>// create VideoControl device</text:p>
      <text:p text:style-name="P16"><text:s text:c="2"/></text:p>
      <text:p text:style-name="P12"><text:span text:style-name="T22">ObjMaster</text:span><text:span text:style-name="T11"> vctrl_master</text:span><text:span text:style-name="T12">(</text:span><text:span text:style-name="T11">vctrl</text:span><text:span text:style-name="T12">,</text:span><text:span text:style-name="T34">"video"</text:span><text:span text:style-name="T12">);</text:span></text:p>
      <text:p text:style-name="P17"><text:s text:c="10"/>// register VideoControl device under the name “video”</text:p>
      <text:p text:style-name="P16"><text:s text:c="2"/></text:p>
      <text:p text:style-name="P12"><text:span text:style-name="T11">Video</text:span><text:span text:style-name="T12">::</text:span><text:span text:style-name="T22">VideoConsole</text:span><text:span text:style-name="T11"> vcon</text:span><text:span text:style-name="T12">(</text:span><text:span text:style-name="T34">"video"</text:span><text:span text:style-name="T12">);</text:span></text:p>
      <text:p text:style-name="P17"><text:s text:c="20"/>// create VideoConsole device on “video”</text:p>
      <text:p text:style-name="P16"><text:s text:c="2"/></text:p>
      <text:p text:style-name="P16">vcon<text:span text:style-name="T5">.</text:span>waitOpen<text:span text:style-name="T5">();</text:span></text:p>
      <text:p text:style-name="P17">// wait for monitor plug</text:p>
      <text:p text:style-name="P16"><text:s text:c="2"/></text:p>
      <text:p text:style-name="P12"><text:span text:style-name="T22">SingleMaster</text:span><text:span text:style-name="T12">&lt;</text:span><text:span text:style-name="T11">Video</text:span><text:span text:style-name="T12">::</text:span><text:span text:style-name="T22">VideoConsole</text:span><text:span text:style-name="T12">&gt;</text:span><text:span text:style-name="T11"> vcon_master</text:span><text:span text:style-name="T12">(</text:span><text:span text:style-name="T11">Sys</text:span><text:span text:style-name="T12">::</text:span><text:span text:style-name="T11">GetConHost</text:span><text:span text:style-name="T12">(),</text:span></text:p>
      <text:p text:style-name="P12"><text:span text:style-name="T12"><text:s text:c="46"/></text:span><text:span text:style-name="T34">"!VideoConsoleMaster"</text:span><text:span text:style-name="T12">,</text:span></text:p>
      <text:p text:style-name="P12"><text:span text:style-name="T12"><text:s text:c="46"/></text:span><text:span text:style-name="T11">vcon</text:span><text:span text:style-name="T12">);</text:span></text:p>
      <text:p text:style-name="P17"><text:s text:c="34"/>// direct the console output to vcon</text:p>
      <text:p text:style-name="P10"/>
      <text:h text:style-name="Heading_20_3" text:outline-level="3">4.7 Ethernet controller (dev/DevEth.h).</text:h>
      <text:p text:style-name="P10">To use the on-chip Ethernet controller you may use the class <text:span text:style-name="T5">EthDevice</text:span>.</text:p>
      <text:p text:style-name="P5"><text:span text:style-name="T9">namespace</text:span><text:span text:style-name="T11"> CCore </text:span><text:span text:style-name="T12">{</text:span></text:p>
      <text:p text:style-name="P12"><text:span text:style-name="T9">namespace</text:span><text:span text:style-name="T11"> Dev </text:span><text:span text:style-name="T12">{</text:span></text:p>
      <text:p text:style-name="P17"/>
      <text:p text:style-name="P17">....</text:p>
      <text:p text:style-name="P17"/>
      <text:p text:style-name="P6">class<text:span text:style-name="T17"> </text:span>EthDevice<text:span text:style-name="T17"> </text:span><text:span text:style-name="T13">:</text:span><text:span text:style-name="T17"> </text:span>public<text:span text:style-name="T17"> </text:span>ObjBase<text:span text:style-name="T17"> </text:span><text:span text:style-name="T13">,</text:span><text:span text:style-name="T17"> </text:span>public<text:span text:style-name="T17"> Net</text:span><text:span text:style-name="T13">::</text:span>EthDevice</text:p>
      <text:p text:style-name="P16"><text:s/><text:span text:style-name="T5">{</text:span></text:p>
      <text:p text:style-name="P17"><text:s text:c="2"/>....</text:p>
      <text:p text:style-name="P17"/>
      <text:p text:style-name="P5"><text:span text:style-name="T11"><text:s text:c="2"/></text:span><text:span text:style-name="T9">public</text:span><text:span text:style-name="T12">:</text:span></text:p>
      <text:p text:style-name="P16"><text:s text:c="2"/></text:p>
      <text:p text:style-name="P12"><text:span text:style-name="T11"><text:s text:c="3"/></text:span><text:span text:style-name="T12">EthDevice(</text:span><text:span text:style-name="T30">ulen</text:span><text:span text:style-name="T11"> </text:span><text:span text:style-name="T16">rx_count</text:span><text:span text:style-name="T12">=</text:span><text:span text:style-name="T34">50</text:span><text:span text:style-name="T12">,</text:span><text:span text:style-name="T30">ulen</text:span><text:span text:style-name="T11"> </text:span><text:span text:style-name="T16">tx_count</text:span><text:span text:style-name="T12">=</text:span><text:span text:style-name="T34">50</text:span><text:span text:style-name="T12">);</text:span></text:p>
      <text:p text:style-name="P16"><text:s text:c="3"/></text:p>
      <text:p text:style-name="P12"><text:span text:style-name="T11"><text:s text:c="3"/></text:span><text:span text:style-name="T9">virtual</text:span><text:span text:style-name="T11"> </text:span><text:span text:style-name="T12">~EthDevice();</text:span></text:p>
      <text:p text:style-name="P17"/>
      <text:p text:style-name="P17"><text:s text:c="3"/>....</text:p>
      <text:p text:style-name="P17"/>
      <text:p text:style-name="P5"><text:span text:style-name="T11"><text:s text:c="3"/></text:span><text:span text:style-name="T25">// start/stop</text:span></text:p>
      <text:p text:style-name="P16"><text:s text:c="3"/></text:p>
      <text:p text:style-name="P12"><text:span text:style-name="T11"><text:s text:c="3"/></text:span><text:span text:style-name="T8">void</text:span><text:span text:style-name="T11"> </text:span><text:span text:style-name="T12">startTask(</text:span><text:span text:style-name="T30">TaskPriority</text:span><text:span text:style-name="T11"> </text:span><text:span text:style-name="T16">priority</text:span><text:span text:style-name="T12">,</text:span><text:span text:style-name="T30">ulen</text:span><text:span text:style-name="T11"> </text:span><text:span text:style-name="T16">stack_len</text:span><text:span text:style-name="T12">=</text:span><text:span text:style-name="T24">DefaultStackLen</text:span><text:span text:style-name="T12">);</text:span></text:p>
      <text:p text:style-name="P16"><text:s text:c="3"/></text:p>
      <text:p text:style-name="P12"><text:span text:style-name="T11"><text:s text:c="3"/></text:span><text:span text:style-name="T8">void</text:span><text:span text:style-name="T11"> </text:span><text:span text:style-name="T12">stopTask();</text:span></text:p>
      <text:p text:style-name="P16"><text:s text:c="3"/></text:p>
      <text:p text:style-name="P12"><text:span text:style-name="T11"><text:s text:c="3"/></text:span><text:span text:style-name="T9">class</text:span><text:span text:style-name="T11"> </text:span><text:span text:style-name="T22">StartStop</text:span><text:span text:style-name="T11"> </text:span><text:span text:style-name="T12">:</text:span><text:span text:style-name="T11"> </text:span><text:span text:style-name="T30">NoCopy</text:span></text:p>
      <text:p text:style-name="P16"><text:s text:c="4"/><text:span text:style-name="T5">{</text:span></text:p>
      <text:p text:style-name="P12"><text:soft-page-break/><text:span text:style-name="T11"><text:s text:c="6"/></text:span><text:span text:style-name="T22">EthDevice</text:span><text:span text:style-name="T11"> </text:span><text:span text:style-name="T12">&amp;</text:span><text:span text:style-name="T11">obj</text:span><text:span text:style-name="T12">;</text:span></text:p>
      <text:p text:style-name="P16"><text:s text:c="6"/></text:p>
      <text:p text:style-name="P12"><text:span text:style-name="T11"><text:s text:c="5"/></text:span><text:span text:style-name="T9">public</text:span><text:span text:style-name="T12">:</text:span><text:span text:style-name="T11"> </text:span></text:p>
      <text:p text:style-name="P16"><text:s text:c="5"/></text:p>
      <text:p text:style-name="P12"><text:span text:style-name="T11"><text:s text:c="6"/></text:span><text:span text:style-name="T9">template</text:span><text:span text:style-name="T11"> </text:span><text:span text:style-name="T12">&lt;</text:span><text:span text:style-name="T9">class</text:span><text:span text:style-name="T11"> </text:span><text:span text:style-name="T12">...</text:span><text:span text:style-name="T11"> </text:span><text:span text:style-name="T31">TT</text:span><text:span text:style-name="T12">&gt;</text:span></text:p>
      <text:p text:style-name="P12"><text:span text:style-name="T11"><text:s text:c="6"/></text:span><text:span text:style-name="T12">StartStop(</text:span><text:span text:style-name="T22">EthDevice</text:span><text:span text:style-name="T11"> </text:span><text:span text:style-name="T12">&amp;</text:span><text:span text:style-name="T16">obj</text:span><text:span text:style-name="T12">,</text:span><text:span text:style-name="T31">TT</text:span><text:span text:style-name="T11"> </text:span><text:span text:style-name="T12">...</text:span><text:span text:style-name="T11"> </text:span><text:span text:style-name="T16">tt</text:span><text:span text:style-name="T12">);</text:span></text:p>
      <text:p text:style-name="P16"><text:s text:c="6"/></text:p>
      <text:p text:style-name="P16"><text:s text:c="6"/><text:span text:style-name="T5">~StartStop();</text:span></text:p>
      <text:p text:style-name="P16"><text:s text:c="4"/><text:span text:style-name="T5">};</text:span></text:p>
      <text:p text:style-name="P16"><text:s/><text:span text:style-name="T5">};</text:span></text:p>
      <text:p text:style-name="P12"/>
      <text:p text:style-name="P12"><text:span text:style-name="T12">}</text:span><text:span text:style-name="T11"> </text:span><text:span text:style-name="T25">// namespace Dev</text:span></text:p>
      <text:p text:style-name="P12"><text:span text:style-name="T12">}</text:span><text:span text:style-name="T11"> </text:span><text:span text:style-name="T25">// namespace CCore</text:span></text:p>
      <text:p text:style-name="P10"/>
      <text:p text:style-name="P10">This class implements the <text:span text:style-name="T5">Net::EthDevice</text:span> interface and can be used with other <text:span text:style-name="T5">CCore</text:span> network classes. The constructor arguments specifies the number of Rx and Tx buffers. You may create only one object of this type.</text:p>
      <text:p text:style-name="P10">Here is an example how to setup a network support:</text:p>
      <text:p text:style-name="P5"><text:span text:style-name="T11">Dev</text:span><text:span text:style-name="T12">::</text:span><text:span text:style-name="T22">EthDevice</text:span><text:span text:style-name="T11"> eth</text:span><text:span text:style-name="T12">; </text:span></text:p>
      <text:p text:style-name="P8"><text:s text:c="15"/>// create Ethernet device</text:p>
      <text:p text:style-name="P16"><text:s text:c="2"/></text:p>
      <text:p text:style-name="P12"><text:span text:style-name="T22">ObjMaster</text:span><text:span text:style-name="T11"> eth_master</text:span><text:span text:style-name="T12">(</text:span><text:span text:style-name="T11">eth</text:span><text:span text:style-name="T12">,</text:span><text:span text:style-name="T34">"eth"</text:span><text:span text:style-name="T12">); </text:span></text:p>
      <text:p text:style-name="P17"><text:s text:c="10"/>// register Ethernet device under the name “eth”</text:p>
      <text:p text:style-name="P16"><text:s text:c="2"/></text:p>
      <text:p text:style-name="P12"><text:span text:style-name="T11">Net</text:span><text:span text:style-name="T12">::</text:span><text:span text:style-name="T22">NanoIPDevice </text:span><text:span text:style-name="T11">ip</text:span><text:span text:style-name="T12">(</text:span><text:span text:style-name="T34">"eth"</text:span><text:span text:style-name="T12">,</text:span><text:span text:style-name="T11">Net</text:span><text:span text:style-name="T12">::</text:span><text:span text:style-name="T22">IPAddress</text:span><text:span text:style-name="T12">(</text:span><text:span text:style-name="T34">192</text:span><text:span text:style-name="T12">,</text:span><text:span text:style-name="T34">168</text:span><text:span text:style-name="T12">,</text:span><text:span text:style-name="T34">99</text:span><text:span text:style-name="T12">,</text:span><text:span text:style-name="T34">10</text:span><text:span text:style-name="T12">),</text:span></text:p>
      <text:p text:style-name="P12"><text:span text:style-name="T12"><text:s text:c="27"/></text:span><text:span text:style-name="T11">Net</text:span><text:span text:style-name="T12">::</text:span><text:span text:style-name="T22">IPAddress</text:span><text:span text:style-name="T12">(</text:span><text:span text:style-name="T34">255</text:span><text:span text:style-name="T12">,</text:span><text:span text:style-name="T34">255</text:span><text:span text:style-name="T12">,</text:span><text:span text:style-name="T34">255</text:span><text:span text:style-name="T12">,</text:span><text:span text:style-name="T34">0</text:span><text:span text:style-name="T12">)); </text:span></text:p>
      <text:p text:style-name="P17"><text:s text:c="18"/>// create IP device, assign IP address and network mask</text:p>
      <text:p text:style-name="P16"><text:s text:c="2"/></text:p>
      <text:p text:style-name="P12"><text:span text:style-name="T11">Dev</text:span><text:span text:style-name="T12">::</text:span><text:span text:style-name="T22">EthDevice</text:span><text:span text:style-name="T12">::</text:span><text:span text:style-name="T22">StartStop</text:span><text:span text:style-name="T11"> start_stop</text:span><text:span text:style-name="T12">(</text:span><text:span text:style-name="T11">eth</text:span><text:span text:style-name="T12">,</text:span><text:span text:style-name="T30">TaskPriority</text:span><text:span text:style-name="T12">(</text:span><text:span text:style-name="T34">5000</text:span><text:span text:style-name="T12">)); </text:span></text:p>
      <text:p text:style-name="P17"><text:s text:c="26"/>// start Ethernet task</text:p>
      <text:p text:style-name="P16"><text:s text:c="2"/></text:p>
      <text:p text:style-name="P12"><text:span text:style-name="T22">ObjMaster</text:span><text:span text:style-name="T11"> ip_master</text:span><text:span text:style-name="T12">(</text:span><text:span text:style-name="T11">ip</text:span><text:span text:style-name="T12">,</text:span><text:span text:style-name="T34">"ip"</text:span><text:span text:style-name="T12">); </text:span></text:p>
      <text:p text:style-name="P17"><text:s text:c="10"/>// register IP device under the name “ip”</text:p>
      <text:p text:style-name="P16"><text:s text:c="2"/></text:p>
      <text:p text:style-name="P12"><text:span text:style-name="T11">Net</text:span><text:span text:style-name="T12">::</text:span><text:span text:style-name="T22">NanoUDPEndpointDevice</text:span><text:span text:style-name="T11"> udp_ptp</text:span><text:span text:style-name="T12">(</text:span><text:span text:style-name="T34">"ip"</text:span><text:span text:style-name="T12">,</text:span><text:span text:style-name="T11">Net</text:span><text:span text:style-name="T12">::</text:span><text:span text:style-name="T24">PTPClientUDPort</text:span><text:span text:style-name="T12">,</text:span></text:p>
      <text:p text:style-name="P12"><text:span text:style-name="T12"><text:s text:c="40"/></text:span><text:span text:style-name="T9">true</text:span><text:span text:style-name="T12">,</text:span></text:p>
      <text:p text:style-name="P12"><text:span text:style-name="T12"><text:s text:c="40"/></text:span><text:span text:style-name="T11">Net</text:span><text:span text:style-name="T12">::</text:span><text:span text:style-name="T22">UDPoint</text:span><text:span text:style-name="T12">(</text:span><text:span text:style-name="T34">192</text:span><text:span text:style-name="T12">,</text:span><text:span text:style-name="T34">168</text:span><text:span text:style-name="T12">,</text:span><text:span text:style-name="T34">99</text:span><text:span text:style-name="T12">,</text:span><text:span text:style-name="T34">1</text:span><text:span text:style-name="T12">,</text:span></text:p>
      <text:p text:style-name="P12"><text:span text:style-name="T12"><text:s text:c="40"/></text:span><text:span text:style-name="T11">Net</text:span><text:span text:style-name="T12">::</text:span><text:span text:style-name="T24">PTPServerUDPort</text:span><text:span text:style-name="T12">));</text:span></text:p>
      <text:p text:style-name="P17"><text:s text:c="27"/>// create UDP endpoint device on “ip”</text:p>
      <text:p text:style-name="P17"><text:s text:c="27"/>// on PTP ports to work with host</text:p>
      <text:p text:style-name="P16"><text:s text:c="2"/></text:p>
      <text:p text:style-name="P12"><text:span text:style-name="T22">ObjMaster</text:span><text:span text:style-name="T11"> udp_ptp_master</text:span><text:span text:style-name="T12">(</text:span><text:span text:style-name="T11">udp_ptp</text:span><text:span text:style-name="T12">,</text:span><text:span text:style-name="T34">"udp_ptp"</text:span><text:span text:style-name="T12">);</text:span></text:p>
      <text:p text:style-name="P17"><text:s text:c="10"/>// register UDP device under the name “udp_ptp”</text:p>
      <text:p text:style-name="P16"><text:s text:c="2"/></text:p>
      <text:p text:style-name="P12"><text:soft-page-break/><text:span text:style-name="T11">Net</text:span><text:span text:style-name="T12">::</text:span><text:span text:style-name="T11">PTP</text:span><text:span text:style-name="T12">::</text:span><text:span text:style-name="T22">ClientDevice</text:span><text:span text:style-name="T11"> ptp</text:span><text:span text:style-name="T12">(</text:span><text:span text:style-name="T34">"udp_ptp"</text:span><text:span text:style-name="T12">);</text:span></text:p>
      <text:p text:style-name="P17"><text:s text:c="23"/>// create PTP client device on “udp_ptp”</text:p>
      <text:p text:style-name="P12"/>
      <text:p text:style-name="P12"><text:span text:style-name="T11">ptp</text:span><text:span text:style-name="T12">.</text:span><text:span text:style-name="T11">support_guarded</text:span><text:span text:style-name="T12">(</text:span><text:span text:style-name="T34">10</text:span><text:span text:style-name="T11">_sec</text:span><text:span text:style-name="T12">);</text:span></text:p>
      <text:p text:style-name="P17">// initial exchange with the server</text:p>
      <text:p text:style-name="P16"><text:s text:c="2"/></text:p>
      <text:p text:style-name="P12"><text:span text:style-name="T22">ObjMaster</text:span><text:span text:style-name="T11"> ptp_master</text:span><text:span text:style-name="T12">(</text:span><text:span text:style-name="T11">ptp</text:span><text:span text:style-name="T12">,</text:span><text:span text:style-name="T34">"ptp"</text:span><text:span text:style-name="T12">);</text:span></text:p>
      <text:p text:style-name="P17"><text:s text:c="10"/>// register PTP client device under the name “ptp”</text:p>
      <text:p text:style-name="P16"><text:s text:c="2"/></text:p>
      <text:p text:style-name="P12"><text:span text:style-name="T11">Net</text:span><text:span text:style-name="T12">::</text:span><text:span text:style-name="T11">HFS</text:span><text:span text:style-name="T12">::</text:span><text:span text:style-name="T22">ClientDevice</text:span><text:span text:style-name="T11"> hfs</text:span><text:span text:style-name="T12">(</text:span><text:span text:style-name="T34">"ptp"</text:span><text:span text:style-name="T12">);</text:span></text:p>
      <text:p text:style-name="P17"><text:s text:c="23"/>// create HFS device on “ptp”</text:p>
      <text:p text:style-name="P16"><text:s text:c="2"/></text:p>
      <text:p text:style-name="P12"><text:span text:style-name="T22">ObjMaster</text:span><text:span text:style-name="T11"> hfs_master</text:span><text:span text:style-name="T12">(</text:span><text:span text:style-name="T11">hfs</text:span><text:span text:style-name="T12">,</text:span><text:span text:style-name="T34">"hfs"</text:span><text:span text:style-name="T12">);</text:span></text:p>
      <text:p text:style-name="P17"><text:s text:c="10"/>// register HFS device under the name “hfs”</text:p>
      <text:p text:style-name="P16"><text:s text:c="2"/></text:p>
      <text:p text:style-name="P12"><text:span text:style-name="T11">Net</text:span><text:span text:style-name="T12">::</text:span><text:span text:style-name="T11">HFS</text:span><text:span text:style-name="T12">::</text:span><text:span text:style-name="T22">FileSystemDevice</text:span><text:span text:style-name="T11"> host</text:span><text:span text:style-name="T12">(</text:span><text:span text:style-name="T34">"hfs"</text:span><text:span text:style-name="T12">);</text:span></text:p>
      <text:p text:style-name="P17"><text:s text:c="27"/>// create HFS FileSystem device on “hfs”</text:p>
      <text:p text:style-name="P16"><text:s text:c="2"/></text:p>
      <text:p text:style-name="P12"><text:span text:style-name="T22">ObjMaster</text:span><text:span text:style-name="T11"> host_master</text:span><text:span text:style-name="T12">(</text:span><text:span text:style-name="T11">host</text:span><text:span text:style-name="T12">,</text:span><text:span text:style-name="T34">"host"</text:span><text:span text:style-name="T12">);</text:span></text:p>
      <text:p text:style-name="P17"><text:s text:c="10"/>// register HFS FileSystem device under the name “host”</text:p>
      <text:p text:style-name="P16"><text:s text:c="2"/></text:p>
      <text:p text:style-name="P12"><text:span text:style-name="T11">Net</text:span><text:span text:style-name="T12">::</text:span><text:span text:style-name="T11">PTPCon</text:span><text:span text:style-name="T12">::</text:span><text:span text:style-name="T22">ClientDevice</text:span><text:span text:style-name="T11"> ptpcon</text:span><text:span text:style-name="T12">(</text:span><text:span text:style-name="T34">"ptp"</text:span><text:span text:style-name="T12">);</text:span></text:p>
      <text:p text:style-name="P17"><text:s text:c="26"/>// create PTP Console device on “ptp”</text:p>
      <text:p text:style-name="P16"><text:s text:c="2"/></text:p>
      <text:p text:style-name="P12"><text:span text:style-name="T22">ObjMaster</text:span><text:span text:style-name="T11"> ptpcon_master</text:span><text:span text:style-name="T12">(</text:span><text:span text:style-name="T11">ptpcon</text:span><text:span text:style-name="T12">,</text:span><text:span text:style-name="T34">"ptpcon"</text:span><text:span text:style-name="T12">);</text:span></text:p>
      <text:p text:style-name="P17"><text:s text:c="10"/>// register PTP Console device under the name “ptpcon”</text:p>
      <text:p text:style-name="P16"><text:s text:c="2"/></text:p>
      <text:p text:style-name="P12"><text:span text:style-name="T11">Net</text:span><text:span text:style-name="T12">::</text:span><text:span text:style-name="T11">PTPCon</text:span><text:span text:style-name="T12">::</text:span><text:span text:style-name="T22">Cfg</text:span><text:span text:style-name="T11"> cfg</text:span><text:span text:style-name="T12">(</text:span><text:span text:style-name="T11">Net</text:span><text:span text:style-name="T12">::</text:span><text:span text:style-name="T11">PTPCon</text:span><text:span text:style-name="T12">::</text:span><text:span text:style-name="T32">TriggerAll</text:span><text:span text:style-name="T12">);</text:span></text:p>
      <text:p text:style-name="P17"><text:s text:c="17"/>// immediate input keys readiness</text:p>
      <text:p text:style-name="P16"><text:s text:c="2"/></text:p>
      <text:p text:style-name="P12"><text:span text:style-name="T22">RedirectPTPCon</text:span><text:span text:style-name="T11"> redirect</text:span><text:span text:style-name="T12">(</text:span><text:span text:style-name="T34">"ptpcon"</text:span><text:span text:style-name="T12">,</text:span><text:span text:style-name="T34">"Beagle"</text:span><text:span text:style-name="T12">,</text:span><text:span text:style-name="T11">cfg</text:span><text:span text:style-name="T12">);</text:span></text:p>
      <text:p text:style-name="P17"><text:s text:c="15"/>// open and redirect PTP console</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499cm" style:auto-text-indent="false"/>
      <style:text-properties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default-outline-level="2" style:class="text">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100%" fo:margin-left="0cm" fo:margin-right="0cm" fo:margin-top="0cm" fo:margin-bottom="0cm" fo:text-indent="0cm" style:auto-text-indent="false" fo:background-color="transparent" fo:padding="0.049cm" fo:border="0.002cm solid #000000" style:shadow="none">
        <style:background-image/>
      </style:paragraph-properties>
      <style:text-properties style:font-name="Anonymous Pro1" style:font-size-asian="10.5pt"/>
    </style:style>
    <style:style style:name="Heading_20_3" style:display-name="Heading 3" style:family="paragraph" style:parent-style-name="Title" style:next-style-name="Text_20_body" style:default-outline-level="3" style:class="text">
      <style:text-properties fo:font-size="12pt" fo:font-style="italic"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0:46:31</meta:creation-date>
    <meta:generator>OpenOffice.org/3.4$Win32 OpenOffice.org_project/340m1$Build-9590</meta:generator>
    <dc:date>2016-01-27T12:40:11.17</dc:date>
    <meta:editing-duration>PT9H19M40S</meta:editing-duration>
    <meta:editing-cycles>246</meta:editing-cycles>
    <dc:title>CCore on BeagleBone Black</dc:title>
    <meta:document-statistic meta:table-count="0" meta:image-count="0" meta:object-count="0" meta:page-count="15" meta:paragraph-count="408" meta:word-count="3520" meta:character-count="23521"/>
    <meta:user-defined meta:name="Поле 1"/>
    <meta:user-defined meta:name="Поле 2"/>
    <meta:user-defined meta:name="Поле 3"/>
    <meta:user-defined meta:name="Поле 4"/>
  </office:meta>
</office:document-meta>
</file>